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77.37pt" svg:y="261.07pt">
            <loext:p draw:notify-on-update-of-ranges="Sheet1.A3:Sheet1.A12 Sheet1.B2:Sheet1.B2 Sheet1.B3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73.34pt" svg:y="28.43pt">
            <loext:p draw:notify-on-update-of-ranges="Sheet1.A3:Sheet1.A12 Sheet1.B2:Sheet1.B2 Sheet1.B3:Sheet1.B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periment-1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n=5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77" calcext:value-type="float">
            <text:p>28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01" calcext:value-type="float">
            <text:p>22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19" calcext:value-type="float">
            <text:p>15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54" calcext:value-type="float">
            <text:p>11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2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n=50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01" calcext:value-type="float">
            <text:p>22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54" calcext:value-type="float">
            <text:p>11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53" calcext:value-type="float">
            <text:p>2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00:26:39.833103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9:36:13.040293261</meta:creation-date>
    <dc:date>2017-09-06T00:50:35.065476428</dc:date>
    <meta:editing-duration>PT1H1M42S</meta:editing-duration>
    <meta:editing-cycles>3</meta:editing-cycles>
    <meta:generator>LibreOffice/5.1.6.2$Linux_X86_64 LibreOffice_project/10m0$Build-2</meta:generator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32cm" svg:y="0.316cm" chart:style-name="ch2">
          <text:p>Variation of average iterations with batch size</text:p>
        </chart:title>
        <chart:legend chart:legend-position="end" svg:x="13.783cm" svg:y="4.201cm" style:legend-expansion="high" chart:style-name="ch3"/>
        <chart:plot-area chart:style-name="ch4" table:cell-range-address="Sheet1.A2:Sheet1.B12" chart:data-source-has-labels="both" svg:x="1.331cm" svg:y="1.275cm" svg:width="12.132cm" svg:height="6.564cm">
          <chartooo:coordinate-region svg:x="1.952cm" svg:y="1.474cm" svg:width="11.324cm" svg:height="5.718cm"/>
          <chart:axis chart:dimension="x" chart:name="primary-x" chart:style-name="ch5" chartooo:axis-type="auto">
            <chartooo:date-scale/>
            <chart:title svg:x="6.361cm" svg:y="8.019cm" chart:style-name="ch6">
              <text:p>Batch size (b)</text:p>
            </chart:title>
            <chart:categories table:cell-range-address="Sheet1.A3:Sheet1.A12"/>
          </chart:axis>
          <chart:axis chart:dimension="y" chart:name="primary-y" chart:style-name="ch5">
            <chart:title svg:x="0.451cm" svg:y="6.837cm" chart:style-name="ch7">
              <text:p>Average iterations (100 MDP's)</text:p>
            </chart:title>
          </chart:axis>
          <chart:series chart:style-name="ch8" chart:values-cell-range-address="Sheet1.B3:Sheet1.B12" chart:label-cell-address="Sheet1.B2:Sheet1.B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50 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2</svg:desc>
                </draw:g>
              </table:table-cell>
              <table:table-cell office:value-type="float" office:value="28.77">
                <text:p>28.77</text:p>
                <draw:g>
                  <svg:desc>Sheet1.B3:Sheet1.B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8">
                <text:p>7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32cm" svg:y="0.316cm" chart:style-name="ch2">
          <text:p>Variation of average iterations with batch size</text:p>
        </chart:title>
        <chart:legend chart:legend-position="end" svg:x="13.783cm" svg:y="4.201cm" style:legend-expansion="high" chart:style-name="ch3"/>
        <chart:plot-area chart:style-name="ch4" table:cell-range-address="Sheet1.A2:Sheet1.B12" chart:data-source-has-labels="both" svg:x="1.331cm" svg:y="1.275cm" svg:width="12.132cm" svg:height="6.564cm">
          <chartooo:coordinate-region svg:x="1.952cm" svg:y="1.474cm" svg:width="11.324cm" svg:height="5.718cm"/>
          <chart:axis chart:dimension="x" chart:name="primary-x" chart:style-name="ch5" chartooo:axis-type="auto">
            <chartooo:date-scale/>
            <chart:title svg:x="6.599cm" svg:y="8.019cm" chart:style-name="ch6">
              <text:p>Batch size</text:p>
            </chart:title>
            <chart:categories table:cell-range-address="Sheet1.A3:Sheet1.A12"/>
          </chart:axis>
          <chart:axis chart:dimension="y" chart:name="primary-y" chart:style-name="ch5">
            <chart:title svg:x="0.451cm" svg:y="6.837cm" chart:style-name="ch7">
              <text:p>Average iterations (100 MDP's)</text:p>
            </chart:title>
          </chart:axis>
          <chart:series chart:style-name="ch8" chart:values-cell-range-address="Sheet1.B3:Sheet1.B12" chart:label-cell-address="Sheet1.B2:Sheet1.B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50 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2</svg:desc>
                </draw:g>
              </table:table-cell>
              <table:table-cell office:value-type="float" office:value="28.77">
                <text:p>28.77</text:p>
                <draw:g>
                  <svg:desc>Sheet1.B3:Sheet1.B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8">
                <text:p>7.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